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4078">
            <text:p>KIA34078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40860.0">
            <text:p>40860.0</text:p>
          </table:table-cell>
          <table:table-cell office:value-type="float" office:value="2000.0">
            <text:p>200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4077">
            <text:p>KIA34077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10880.0">
            <text:p>10880.0</text:p>
          </table:table-cell>
          <table:table-cell office:value-type="float" office:value="40.0">
            <text:p>4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4077">
            <text:p>KIA34077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10505.0">
            <text:p>10505.0</text:p>
          </table:table-cell>
          <table:table-cell office:value-type="float" office:value="40.0">
            <text:p>4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4076">
            <text:p>KIA34076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920.0">
            <text:p>920.0</text:p>
          </table:table-cell>
          <table:table-cell office:value-type="float" office:value="80.0">
            <text:p>8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COL1399">
            <text:p>COL1399</text:p>
          </table:table-cell>
          <table:table-cell office:value-type="float" office:value="-68.811">
            <text:p>-68.811</text:p>
          </table:table-cell>
          <table:table-cell office:value-type="float" office:value="77.868">
            <text:p>77.868</text:p>
          </table:table-cell>
          <table:table-cell office:value-type="float" office:value="7720.0">
            <text:p>7720.0</text:p>
          </table:table-cell>
          <table:table-cell office:value-type="float" office:value="110.0">
            <text:p>110.0</text:p>
          </table:table-cell>
          <table:table-cell office:value-type="string" office:value="humins">
            <text:p>humins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IshiwaEtal2021,BergEtal2016">
            <text:p>IshiwaEtal2021,Berg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COL2092">
            <text:p>COL2092</text:p>
          </table:table-cell>
          <table:table-cell office:value-type="float" office:value="-68.811">
            <text:p>-68.811</text:p>
          </table:table-cell>
          <table:table-cell office:value-type="float" office:value="77.868">
            <text:p>77.868</text:p>
          </table:table-cell>
          <table:table-cell office:value-type="float" office:value="1320.0">
            <text:p>1320.0</text:p>
          </table:table-cell>
          <table:table-cell office:value-type="float" office:value="35.0">
            <text:p>35.0</text:p>
          </table:table-cell>
          <table:table-cell office:value-type="string" office:value="humins">
            <text:p>humins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IshiwaEtal2021,BergEtal2016">
            <text:p>IshiwaEtal2021,Berg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Beta305738">
            <text:p>Beta305738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610.0">
            <text:p>9610.0</text:p>
          </table:table-cell>
          <table:table-cell office:value-type="float" office:value="50.0">
            <text:p>50.0</text:p>
          </table:table-cell>
          <table:table-cell office:value-type="string" office:value="Bulk lacustrine sediment">
            <text:p>Bulk 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HodgsonEtal2016">
            <text:p>IshiwaEtal2021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Beta305739">
            <text:p>Beta305739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10880.0">
            <text:p>10880.0</text:p>
          </table:table-cell>
          <table:table-cell office:value-type="float" office:value="50.0">
            <text:p>50.0</text:p>
          </table:table-cell>
          <table:table-cell office:value-type="string" office:value="Bulk lacustrine sediment">
            <text:p>Bulk 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HodgsonEtal2016">
            <text:p>IshiwaEtal2021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Beta305951">
            <text:p>Beta305951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640.0">
            <text:p>9640.0</text:p>
          </table:table-cell>
          <table:table-cell office:value-type="float" office:value="50.0">
            <text:p>50.0</text:p>
          </table:table-cell>
          <table:table-cell office:value-type="string" office:value="plant macrofossil">
            <text:p>plant macrofossil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HodgsonEtal2016">
            <text:p>IshiwaEtal2021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4078">
            <text:p>KIA34078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34840.0">
            <text:p>34840.0</text:p>
          </table:table-cell>
          <table:table-cell office:value-type="float" office:value="360.0">
            <text:p>36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COL2094">
            <text:p>COL2094</text:p>
          </table:table-cell>
          <table:table-cell office:value-type="float" office:value="-68.811">
            <text:p>-68.811</text:p>
          </table:table-cell>
          <table:table-cell office:value-type="float" office:value="77.868">
            <text:p>77.868</text:p>
          </table:table-cell>
          <table:table-cell office:value-type="float" office:value="30500.0">
            <text:p>30500.0</text:p>
          </table:table-cell>
          <table:table-cell office:value-type="float" office:value="250.0">
            <text:p>250.0</text:p>
          </table:table-cell>
          <table:table-cell office:value-type="string" office:value="humins">
            <text:p>humins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IshiwaEtal2021,BergEtal2016">
            <text:p>IshiwaEtal2021,Berg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COL1397">
            <text:p>COL1397</text:p>
          </table:table-cell>
          <table:table-cell office:value-type="float" office:value="-68.811">
            <text:p>-68.811</text:p>
          </table:table-cell>
          <table:table-cell office:value-type="float" office:value="77.868">
            <text:p>77.868</text:p>
          </table:table-cell>
          <table:table-cell office:value-type="float" office:value="36400.0">
            <text:p>36400.0</text:p>
          </table:table-cell>
          <table:table-cell office:value-type="float" office:value="780.0">
            <text:p>780.0</text:p>
          </table:table-cell>
          <table:table-cell office:value-type="string" office:value="humins">
            <text:p>humins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IshiwaEtal2021,BergEtal2016">
            <text:p>IshiwaEtal2021,Berg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Beta305737">
            <text:p>Beta305737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020.0">
            <text:p>9020.0</text:p>
          </table:table-cell>
          <table:table-cell office:value-type="float" office:value="40.0">
            <text:p>40.0</text:p>
          </table:table-cell>
          <table:table-cell office:value-type="string" office:value="bulk transition sediment">
            <text:p>bulk transition sediment</text:p>
          </table:table-cell>
          <table:table-cell office:value-type="string" office:value="mixed,terrestrial_sh,74">
            <text:p>mixed,terrestrial_sh,74</text:p>
          </table:table-cell>
          <table:table-cell office:value-type="string" office:value="350.0">
            <text:p>35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HodgsonEtal2016">
            <text:p>IshiwaEtal2021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Beta305736">
            <text:p>Beta305736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bulk marine sediment">
            <text:p>bulk marine sediment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HodgsonEtal2016">
            <text:p>IshiwaEtal2021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15">
            <text:p>KIA35015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2335.0">
            <text:p>2335.0</text:p>
          </table:table-cell>
          <table:table-cell office:value-type="float" office:value="35.0">
            <text:p>35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17">
            <text:p>KIA35017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5690.0">
            <text:p>5690.0</text:p>
          </table:table-cell>
          <table:table-cell office:value-type="float" office:value="55.0">
            <text:p>55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8368">
            <text:p>KIA38368</text:p>
          </table:table-cell>
          <table:table-cell office:value-type="float" office:value="-68.833">
            <text:p>-68.833</text:p>
          </table:table-cell>
          <table:table-cell office:value-type="float" office:value="77.927">
            <text:p>77.927</text:p>
          </table:table-cell>
          <table:table-cell office:value-type="float" office:value="2785.0">
            <text:p>2785.0</text:p>
          </table:table-cell>
          <table:table-cell office:value-type="float" office:value="30.0">
            <text:p>3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BergEtal2010a">
            <text:p>IshiwaEtal2021,BergEtal2010a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8367">
            <text:p>KIA38367</text:p>
          </table:table-cell>
          <table:table-cell office:value-type="float" office:value="-68.833">
            <text:p>-68.833</text:p>
          </table:table-cell>
          <table:table-cell office:value-type="float" office:value="77.927">
            <text:p>77.927</text:p>
          </table:table-cell>
          <table:table-cell office:value-type="float" office:value="1815.0">
            <text:p>1815.0</text:p>
          </table:table-cell>
          <table:table-cell office:value-type="float" office:value="30.0">
            <text:p>3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BergEtal2010a">
            <text:p>IshiwaEtal2021,BergEtal2010a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8366">
            <text:p>KIA38366</text:p>
          </table:table-cell>
          <table:table-cell office:value-type="float" office:value="-68.833">
            <text:p>-68.833</text:p>
          </table:table-cell>
          <table:table-cell office:value-type="float" office:value="77.927">
            <text:p>77.927</text:p>
          </table:table-cell>
          <table:table-cell office:value-type="float" office:value="5000.0">
            <text:p>5000.0</text:p>
          </table:table-cell>
          <table:table-cell office:value-type="float" office:value="35.0">
            <text:p>35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BergEtal2010a">
            <text:p>IshiwaEtal2021,BergEtal2010a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8366">
            <text:p>KIA38366</text:p>
          </table:table-cell>
          <table:table-cell office:value-type="float" office:value="-68.833">
            <text:p>-68.833</text:p>
          </table:table-cell>
          <table:table-cell office:value-type="float" office:value="77.927">
            <text:p>77.927</text:p>
          </table:table-cell>
          <table:table-cell office:value-type="float" office:value="1000.0">
            <text:p>1000.0</text:p>
          </table:table-cell>
          <table:table-cell office:value-type="float" office:value="25.0">
            <text:p>25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21,BergEtal2010a">
            <text:p>IshiwaEtal2021,BergEtal2010a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9">
            <text:p>KIA37749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9445.0">
            <text:p>9445.0</text:p>
          </table:table-cell>
          <table:table-cell office:value-type="float" office:value="55.0">
            <text:p>55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9">
            <text:p>KIA37749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9125.0">
            <text:p>9125.0</text:p>
          </table:table-cell>
          <table:table-cell office:value-type="float" office:value="50.0">
            <text:p>5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8">
            <text:p>KIA37748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890.0">
            <text:p>9890.0</text:p>
          </table:table-cell>
          <table:table-cell office:value-type="float" office:value="60.0">
            <text:p>60.0</text:p>
          </table:table-cell>
          <table:table-cell office:value-type="string" office:value="plant macrofossil">
            <text:p>plant macrofossil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,HodgsonEtal2016">
            <text:p>IshiwaEtal2021,BergEtal2010b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6">
            <text:p>KIA37746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8530.0">
            <text:p>8530.0</text:p>
          </table:table-cell>
          <table:table-cell office:value-type="float" office:value="45.0">
            <text:p>45.0</text:p>
          </table:table-cell>
          <table:table-cell office:value-type="string" office:value="bulk marine sediment">
            <text:p>bulk marine sediment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,HodgsonEtal2016">
            <text:p>IshiwaEtal2021,BergEtal2010b,HodgsonEtal2016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5">
            <text:p>KIA37745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7265.0">
            <text:p>7265.0</text:p>
          </table:table-cell>
          <table:table-cell office:value-type="float" office:value="45.0">
            <text:p>45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5">
            <text:p>KIA37745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7210.0">
            <text:p>7210.0</text:p>
          </table:table-cell>
          <table:table-cell office:value-type="float" office:value="40.0">
            <text:p>4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3">
            <text:p>KIA37743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3370.0">
            <text:p>3370.0</text:p>
          </table:table-cell>
          <table:table-cell office:value-type="float" office:value="30.0">
            <text:p>3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2">
            <text:p>KIA37742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985.0">
            <text:p>985.0</text:p>
          </table:table-cell>
          <table:table-cell office:value-type="float" office:value="30.0">
            <text:p>3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7742">
            <text:p>KIA37742</text:p>
          </table:table-cell>
          <table:table-cell office:value-type="float" office:value="-68.825">
            <text:p>-68.825</text:p>
          </table:table-cell>
          <table:table-cell office:value-type="float" office:value="77.773">
            <text:p>77.773</text:p>
          </table:table-cell>
          <table:table-cell office:value-type="float" office:value="890.0">
            <text:p>890.0</text:p>
          </table:table-cell>
          <table:table-cell office:value-type="float" office:value="25.0">
            <text:p>25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5">
            <text:p>KIA35025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38780.0">
            <text:p>38780.0</text:p>
          </table:table-cell>
          <table:table-cell office:value-type="float" office:value="900.0">
            <text:p>90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5">
            <text:p>KIA35025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42200.0">
            <text:p>42200.0</text:p>
          </table:table-cell>
          <table:table-cell office:value-type="float" office:value="2000.0">
            <text:p>200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4">
            <text:p>KIA35024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45360.0">
            <text:p>45360.0</text:p>
          </table:table-cell>
          <table:table-cell office:value-type="float" office:value="2000.0">
            <text:p>200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4">
            <text:p>KIA35024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29550.0">
            <text:p>29550.0</text:p>
          </table:table-cell>
          <table:table-cell office:value-type="float" office:value="180.0">
            <text:p>18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3">
            <text:p>KIA35023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37130.0">
            <text:p>37130.0</text:p>
          </table:table-cell>
          <table:table-cell office:value-type="float" office:value="1300.0">
            <text:p>130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2">
            <text:p>KIA35022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12490.0">
            <text:p>12490.0</text:p>
          </table:table-cell>
          <table:table-cell office:value-type="float" office:value="80.0">
            <text:p>8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1">
            <text:p>KIA35021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7750.0">
            <text:p>7750.0</text:p>
          </table:table-cell>
          <table:table-cell office:value-type="float" office:value="260.0">
            <text:p>26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0">
            <text:p>KIA35020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7810.0">
            <text:p>7810.0</text:p>
          </table:table-cell>
          <table:table-cell office:value-type="float" office:value="70.0">
            <text:p>7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20">
            <text:p>KIA35020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8130.0">
            <text:p>8130.0</text:p>
          </table:table-cell>
          <table:table-cell office:value-type="float" office:value="40.0">
            <text:p>40.0</text:p>
          </table:table-cell>
          <table:table-cell office:value-type="string" office:value="humic acid of bulk organic matter">
            <text:p>humic acid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19">
            <text:p>KIA35019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KIA35016">
            <text:p>KIA35016</text:p>
          </table:table-cell>
          <table:table-cell office:value-type="float" office:value="-68.801">
            <text:p>-68.801</text:p>
          </table:table-cell>
          <table:table-cell office:value-type="float" office:value="77.89">
            <text:p>77.89</text:p>
          </table:table-cell>
          <table:table-cell office:value-type="float" office:value="4230.0">
            <text:p>4230.0</text:p>
          </table:table-cell>
          <table:table-cell office:value-type="float" office:value="70.0">
            <text:p>70.0</text:p>
          </table:table-cell>
          <table:table-cell office:value-type="string" office:value="humic acid free of bulk organic matter">
            <text:p>humic acid free of bulk organic matter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IshiwaEtal2021,BergEtal2010b">
            <text:p>IshiwaEtal2021,BergEtal2010b</text:p>
          </table:table-cell>
        </table:table-row>
        <table:table-row>
          <table:table-cell office:value-type="string" office:value="Rauer_Group">
            <text:p>Rauer_Group</text:p>
          </table:table-cell>
          <table:table-cell office:value-type="string" office:value="radiocarbon">
            <text:p>radiocarbon</text:p>
          </table:table-cell>
          <table:table-cell office:value-type="string" office:value="COL2093">
            <text:p>COL2093</text:p>
          </table:table-cell>
          <table:table-cell office:value-type="float" office:value="-68.811">
            <text:p>-68.811</text:p>
          </table:table-cell>
          <table:table-cell office:value-type="float" office:value="77.868">
            <text:p>77.868</text:p>
          </table:table-cell>
          <table:table-cell office:value-type="float" office:value="6770.0">
            <text:p>6770.0</text:p>
          </table:table-cell>
          <table:table-cell office:value-type="float" office:value="40.0">
            <text:p>40.0</text:p>
          </table:table-cell>
          <table:table-cell office:value-type="string" office:value="humins">
            <text:p>humins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IshiwaEtal2021,BergEtal2016">
            <text:p>IshiwaEtal2021,Berg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